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786cm"/>
    </style:style>
    <style:style style:name="co3" style:family="table-column">
      <style:table-column-properties fo:break-before="auto" style:column-width="10.126cm"/>
    </style:style>
    <style:style style:name="co4" style:family="table-column">
      <style:table-column-properties fo:break-before="auto" style:column-width="5.115cm"/>
    </style:style>
    <style:style style:name="co5" style:family="table-column">
      <style:table-column-properties fo:break-before="auto" style:column-width="9.49cm"/>
    </style:style>
    <style:style style:name="co6" style:family="table-column">
      <style:table-column-properties fo:break-before="auto" style:column-width="10.19cm"/>
    </style:style>
    <style:style style:name="co7" style:family="table-column">
      <style:table-column-properties fo:break-before="auto" style:column-width="12.293cm"/>
    </style:style>
    <style:style style:name="co8" style:family="table-column">
      <style:table-column-properties fo:break-before="auto" style:column-width="9.213cm"/>
    </style:style>
    <style:style style:name="co9" style:family="table-column">
      <style:table-column-properties fo:break-before="auto" style:column-width="8.389cm"/>
    </style:style>
    <style:style style:name="co10" style:family="table-column">
      <style:table-column-properties fo:break-before="auto" style:column-width="9.7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i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 CUENTAS POR PAGAR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Remuneraciones acumuladas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REMUNERACIONES Y LEYES SOCIALE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líquidos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Único de Segunda Categoría retenido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AFP por pagar - Emplead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Seguro de Cesantía por pagar - Emplead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Seguro de Cesantía por pagar - Empleado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de Salud por pagar - Emplead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Comisión AFP por pagar - Emplead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No group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gratificación legal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No group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No group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 por término de contrat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No group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Bonos por pagar (colación, movilización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No group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office:value-type="string" calcext:value-type="string">
            <text:p>NON-CURRENT LIABILITIES</text:p>
          </table:table-cell>
          <table:table-cell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social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 capital adicional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 socio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/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/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obresueldos básicos</text:p>
          </table:table-cell>
          <table:table-cell office:value-type="string" calcext:value-type="string">
            <text:p>GASTOS OPERATIVOS@GASTOS RELACIONADOS CON EMPLEADOS@SALARIOS BÁSIC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os de producción e incentivos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ratificación legal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Bono de colación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Bono de movilización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Aportes patronales seguro de cesantía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Aportes patronales afp (Comisión)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Seguro de accidentes del trabajo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Indemnizaciones por término de contrato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Otros beneficios legale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(Ventas) - Tasa General (19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(Ventas) - Exportaciones (Tasa 0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(Ventas) - Ventas Exenta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(Compras) - Tasa General (19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- Importaciones (19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No Recuperable - Compras Exenta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Crédito Fiscal - Importacione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50</text:p>
          </table:table-cell>
          <table:table-cell office:value-type="string" calcext:value-type="string">
            <text:p>IVA Crédito Fiscal - Gastos exent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00</text:p>
          </table:table-cell>
          <table:table-cell office:value-type="string" calcext:value-type="string">
            <text:p>IVA CRÉDITO PROPORCIONAL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10</text:p>
          </table:table-cell>
          <table:table-cell office:value-type="string" calcext:value-type="string">
            <text:p>IVA Crédito Proporcional - Asignable (19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20</text:p>
          </table:table-cell>
          <table:table-cell office:value-type="string" calcext:value-type="string">
            <text:p>IVA Crédito Proporcional - No Recuperable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SII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</table:table>
      <table:table table:name="Argentin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SUELDOS Y CARGAS SOCIAL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personales ANS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Contribuciones Patronales - Jubilación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ones Patronales - Fondo Nacional de Emple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bra Social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OSECAC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Seguro de Vida Obligatori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INSJ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Aguinaldo (SAC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indemnizaciones por despi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60</text:p>
          </table:table-cell>
          <table:table-cell office:value-type="string" calcext:value-type="string">
            <text:p>Fondo de cese laboral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CARGA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jornale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feri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prem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resentism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ratificación leg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aporte patronal AFP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seguro de cesantía (Empleador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aporte patronal salud (FONASA/ISAPRE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de vida e invalidez (SVI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Otros gastos patronales/Carga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Fondo de cese labor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Indemnizaciones por término de contrato (Gasto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60</text:p>
          </table:table-cell>
          <table:table-cell office:value-type="string" calcext:value-type="string">
            <text:p>Otros beneficio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as) - Tasa general (21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débito fiscal (Ventas) - Tasa reducida (10.5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as) - Tasa reducida (2.5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as) - Tasa superior (27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40</text:p>
          </table:table-cell>
          <table:table-cell office:value-type="string" calcext:value-type="string">
            <text:p>IVA débito fiscal (Ventas) - Exento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50</text:p>
          </table:table-cell>
          <table:table-cell office:value-type="string" calcext:value-type="string">
            <text:p>IVA débito fiscal (Ventas) - Tasa cero (Exportaciones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21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2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5</text:p>
          </table:table-cell>
          <table:table-cell office:value-type="string" calcext:value-type="string">
            <text:p>IVA crédito fiscal (Compras) - Tasa reducida (10.5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(Compras) - Tasa reducida (2.5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crédito fiscal (Compras) - Tasa superior (27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crédito fiscal - Importacione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50</text:p>
          </table:table-cell>
          <table:table-cell office:value-type="string" calcext:value-type="string">
            <text:p>IVA crédito fiscal - Gastos exento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AFIP - IVA pagado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</table:table>
      <table:table table:name="Ecuador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mpty account</text:p>
          </table:table-cell>
          <table:table-cell table:number-columns-repeated="2" office:value-type="string" calcext:value-type="string">
            <text:p>No group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a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 CUENTAS POR PAGAR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 CUENTAS POR PAGAR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a Corto Plaz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CUENTAS POR PAGAR - NÓMIN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s Ganancias Retenido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a la Seguridad Social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Préstamos y Anticipos a Emplead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tras Deducciones de Nómina por Pagar (Sindicatos / Embargos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y Contribuciones Patronales a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Previsión para Aguinaldo (SAC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Previsión para Vacaciones No Gozada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office:value-type="string" calcext:value-type="string">
            <text:p>NON-CURRENT LIABILITIES</text:p>
          </table:table-cell>
          <table:table-cell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Social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 Capital Adicional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 Socio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/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/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NÓMIN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S DE SALARIOS Y SUELD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Brutos</text:p>
          </table:table-cell>
          <table:table-cell office:value-type="string" calcext:value-type="string">
            <text:p>GASTOS OPERATIVOS@GASTOS RELACIONADOS CON EMPLEADOS@SALARIOS BÁSIC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Aportes del Empleador a la Seguridad Social (Contribuciones de Ley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Aportes del Empleador a la Seguridad Social (Contribuciones de Jubilación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Comisiones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ago por Discapacidad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Pago de Vacaciones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Pago por Maternidad / Paterni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Pago de Horas Extra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Indemnización por Despido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Pago por Enferme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CUENTA DE CONTROL DE IV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as) - Tasa General (21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Débito Fiscal (Ventas) - Tasa Reducida (10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as) - Tasa Reducida (2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as) - Tasa Superior (27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40</text:p>
          </table:table-cell>
          <table:table-cell office:value-type="string" calcext:value-type="string">
            <text:p>IVA Débito Fiscal (Ventas) - Exento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50</text:p>
          </table:table-cell>
          <table:table-cell office:value-type="string" calcext:value-type="string">
            <text:p>IVA Débito Fiscal (Ventas) - Tasa Cero (Exportaciones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21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5</text:p>
          </table:table-cell>
          <table:table-cell office:value-type="string" calcext:value-type="string">
            <text:p>IVA Crédito Fiscal (Compras) - Tasa Reducida (10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(Compras) - Tasa Reducida (2.5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Crédito Fiscal (Compras) - Tasa Superior (27%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Crédito Fiscal - Importacione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50</text:p>
          </table:table-cell>
          <table:table-cell office:value-type="string" calcext:value-type="string">
            <text:p>IVA Crédito Fiscal - Gastos Exent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V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yroll accounts - Balance sheet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CUENTAS POR PAGAR - NÓMINA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s Ganancias Retenido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a la Seguridad Social por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Préstamos y Anticipos a Empleado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tras Deducciones de Nómina por Pagar (Sindicatos / Embargos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y Contribuciones Patronales a Pagar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Previsión para Aguinaldo (SAC)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Previsión para Vacaciones No Gozadas</text:p>
          </table:table-cell>
          <table:table-cell office:value-type="string" calcext:value-type="string">
            <text:p>PASIVO CORRIENTE CUENTAS POR PAGAR@OTROS PASIVOS CORRIENT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Payroll expense accounts - <text:s/>Income stat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S DE SALARIOS Y SUELDOS</text:p>
          </table:table-cell>
          <table:table-cell office:value-type="string" calcext:value-type="string">
            <text:p>GASTOS OPERATIVOS@GASTOS RELACIONADOS CON EMPLEADOS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Brutos</text:p>
          </table:table-cell>
          <table:table-cell office:value-type="string" calcext:value-type="string">
            <text:p>GASTOS OPERATIVOS@GASTOS RELACIONADOS CON EMPLEADOS@SALARIOS BÁSICOS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Aportes del Empleador a la Seguridad Social (Contribuciones de Ley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Aportes del Empleador a la Seguridad Social (Contribuciones de Jubilación)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Comisiones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ago por Discapacidad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Primas de Seguro de Salud</text:p>
          </table:table-cell>
          <table:table-cell office:value-type="string" calcext:value-type="string">
            <text:p>GASTOS OPERATIVOS@GASTOS RELACIONADOS CON EMPLEADOS@CONTRIBUCIONES DEL EMPLEADOR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Pago de Vacaciones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Pago por Maternidad / Paterni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Pago de Horas Extra</text:p>
          </table:table-cell>
          <table:table-cell office:value-type="string" calcext:value-type="string">
            <text:p>GASTOS OPERATIVOS@GASTOS RELACIONADOS CON EMPLEADOS@INCENTIVOS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Indemnización por Despido</text:p>
          </table:table-cell>
          <table:table-cell office:value-type="string" calcext:value-type="string">
            <text:p>GASTOS OPERATIVOS@GASTOS RELACIONADOS CON EMPLEADOS@PAQUETES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Pago por Enfermedad</text:p>
          </table:table-cell>
          <table:table-cell office:value-type="string" calcext:value-type="string">
            <text:p>GASTOS OPERATIVOS@GASTOS RELACIONADOS CON EMPLEADOS@LICENCIA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/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 Y SALARI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retenido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ESS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ESS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Préstamos y anticip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PROVISIÓN PARA DÉCIMO TERCER SUEL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PROVISIÓN PARA DÉCIMO CUARTO SUEL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FONDO DE CESANTÍA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/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e incentiv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DÉCIMO TERCER SUEL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DÉCIMO CUARTO SUEL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FONDO DE CESANTÍA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APORTES PATRONALES IES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Utilidades repartibles a trabajador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/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e incentivo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Décimo tercer suel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Décimo cuarto suel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Fondo de cesantía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Aportes patronales IES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Utilidades repartibles a trabajadores</text:p>
          </table:table-cell>
          <table:table-cell office:value-type="string" calcext:value-type="string">
            <text:p>GASTOS DE PERSONAL</text:p>
          </table:table-cell>
          <table:table-cell office:value-type="string" calcext:value-type="string">
            <text:p>GASTOS OPERATIVO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/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 Y SALARI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retenido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ESS por pagar - Emplea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ESS por pagar - Empleado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Préstamos y anticipos a empleado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Provisión para décimo tercer suel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Provisión para décimo cuarto sueldo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fondo de cesantía</text:p>
          </table:table-cell>
          <table:table-cell office:value-type="string" calcext:value-type="string">
            <text:p>OBLIGACIONES LABORALES</text:p>
          </table:table-cell>
          <table:table-cell office:value-type="string" calcext:value-type="string">
            <text:p>PASIVO CORRIENT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  <table:table-cell office:value-type="string" calcext:value-type="string">
            <text:p>FRA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as) - Tasa General (12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2.00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as) - Tasa Cero (Exportaciones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as) - Exento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12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2.00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2%)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12.00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No Deducible - Bienes Exentos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SRI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</text:p>
          </table:table-cell>
          <table:table-cell office:value-type="string" calcext:value-type="string">
            <text:p>0.00</text:p>
          </table:table-cell>
        </table:table-row>
      </table:table>
      <table:table table:name="Sheet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retenido por pagar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ESS por pagar - Empleado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ESS por pagar - Empleador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Préstamos y anticipos a empleados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Provisión para décimo tercer sueldo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Provisión para décimo cuarto sueldo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fondo de cesantí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No group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OPERATIVOS@GASTOS DE PERSONAL@SALARIOS BÁSIC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e incentivos</text:p>
          </table:table-cell>
          <table:table-cell office:value-type="string" calcext:value-type="string">
            <text:p>GASTOS OPERATIVOS@GASTOS DE PERSONAL@INCEN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Décimo tercer sueldo</text:p>
          </table:table-cell>
          <table:table-cell office:value-type="string" calcext:value-type="string">
            <text:p>GASTOS OPERATIVOS@GASTOS DE PERSONAL@PAQUET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Décimo cuarto sueldo</text:p>
          </table:table-cell>
          <table:table-cell office:value-type="string" calcext:value-type="string">
            <text:p>GASTOS OPERATIVOS@GASTOS DE PERSONAL@CONTRIBUCIONES DEL EMPLEADOR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OPERATIVOS@GASTOS DE PERSONAL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Fondo de cesantía</text:p>
          </table:table-cell>
          <table:table-cell office:value-type="string" calcext:value-type="string">
            <text:p>GASTOS OPERATIVOS@GASTOS DE PERSONAL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Aportes patronales IESS</text:p>
          </table:table-cell>
          <table:table-cell office:value-type="string" calcext:value-type="string">
            <text:p>GASTOS OPERATIVOS@GASTOS DE PERSONAL@INCEN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OPERATIVOS@GASTOS DE PERSONAL@PAQUET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Utilidades repartibles a trabajadores</text:p>
          </table:table-cell>
          <table:table-cell office:value-type="string" calcext:value-type="string">
            <text:p>GASTOS OPERATIVOS@GASTOS DE PERSONAL@LICENCIA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as) - Tasa general (12%)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as) - Tasa cero (Exportaciones)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as) - Exento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12%)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2%)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no deducible - Bienes exentos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SRI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6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OUNT 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 group 1</text:p>
          </table:table-cell>
          <table:table-cell office:value-type="string" calcext:value-type="string">
            <text:p>ACCOUNT group 2</text:p>
          </table:table-cell>
        </table:table-row>
        <table:table-row table:style-name="ro1">
          <table:table-cell office:value-type="string" calcext:value-type="string">
            <text:p>SALARIES AND WAGES – BALANCE 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SUELDOS Y CARGAS SOCIAL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personales ANS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Contribuciones Patronales - Jubilación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ones Patronales - Fondo Nacional de Emple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bra Social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OSECAC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Seguro de Vida Obligatori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INSJ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Aguinaldo (SAC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indemnizaciones por despi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60</text:p>
          </table:table-cell>
          <table:table-cell office:value-type="string" calcext:value-type="string">
            <text:p>Fondo de cese laboral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SALARIES AND WAGES – INCOME STAT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CARGA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jornale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feri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prem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resentism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ratificación leg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aporte patronal AFP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seguro de cesantía (Empleador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aporte patronal salud (FONASA/ISAPRE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de vida e invalidez (SVI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Otros gastos patronales/Carga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Fondo de cese labor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Indemnizaciones por término de contrato (Gasto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60</text:p>
          </table:table-cell>
          <table:table-cell office:value-type="string" calcext:value-type="string">
            <text:p>Otros beneficio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REMUNERACIONES Y LEYES SOCIAL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líquid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Único de Segunda Categorí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AF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Seguro de cesantía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ones patronales por pagar - fondo nacional de emple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Seguro de cesantía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Comisión AF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l person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gratificación leg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 por término de contrat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Bonos por pagar (colación, movilización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obresueld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os de producción e incen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ratificación leg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Bono de cola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Bono de moviliza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Aportes patronales seguro de cesantí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Aportes patronales afp (Comisión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Seguro de accidentes del trabaj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Indemnizaciones por término de contrat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Otros beneficios leg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es) - Tasa general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es) - Exportaciones (Tasa 0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es) -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- No recuperable - Compras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crédito fiscal - Importacione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SII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CCOUNT 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 group 1</text:p>
          </table:table-cell>
          <table:table-cell office:value-type="string" calcext:value-type="string">
            <text:p>ACCOUNT group 2</text:p>
          </table:table-cell>
        </table:table-row>
        <table:table-row table:style-name="ro1">
          <table:table-cell office:value-type="string" calcext:value-type="string">
            <text:p>SALARIES AND WAGES – BALANCE 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REMUNERACIONES Y LEYES SOCIAL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líquid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Único de Segunda Categorí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AF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Seguro de cesantía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ones patronales por pagar - fondo nacional de emple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Seguro de cesantía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Comisión AF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l person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gratificación leg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 por término de contrat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Bonos por pagar (colación, movilización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SALARIES AND WAGES – INCOME STAT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obresueld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os de producción e incen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ratificación leg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Bono de cola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Bono de moviliza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Aportes patronales seguro de cesantí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Aportes patronales afp (Comisión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Seguro de accidentes del trabaj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Indemnizaciones por término de contrat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Otros beneficios leg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9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REMUNERACIONES Y LEYES SOCIAL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líquid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único de segunda categorí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personales AFP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personales seguro de cesantía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Aportes patron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patronales seguro de cesantía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personales salud (FONASA/ISAPRE)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l person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gratificación leg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 por término de contrat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Obligaciones por beneficios no imponibles (colación, movilización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210</text:p>
          </table:table-cell>
          <table:table-cell office:value-type="string" calcext:value-type="string">
            <text:p>IVA Crédito Proporcional - Asignable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SII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obresueld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os de producción e incen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ratificación leg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vacaciones deven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Bono de cola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Bono de moviliza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 patronal seguro de cesantí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seguro de invalidez y sobrevivencia (SIS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de accidentes del trabajo (ley 16.744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indemnizaciones por término de contrat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Otros gastos de leye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es) - Tasa general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es) - Exportaciones (Tasa 0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es) -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no recuperable - Compras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00</text:p>
          </table:table-cell>
          <table:table-cell office:value-type="string" calcext:value-type="string">
            <text:p>IVA CRÉDITO PROPORCIONAL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10</text:p>
          </table:table-cell>
          <table:table-cell office:value-type="string" calcext:value-type="string">
            <text:p>IVA Crédito Proporcional - Asignable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20</text:p>
          </table:table-cell>
          <table:table-cell office:value-type="string" calcext:value-type="string">
            <text:p>IVA crédito proporcional - No recuperable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SII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1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SUELDOS Y CARGAS SOCIAL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person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Contribuciones patronales por pagar - jubilación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ones patronales por pagar - fondo nacional de emple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bra Social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Obras social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Seguro de vida obligatorio (SVO)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Aportes personales por pagar - PAMI / INSSJP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sueldo anual complementario (SAC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indemnizaciones por despi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60</text:p>
          </table:table-cell>
          <table:table-cell office:value-type="string" calcext:value-type="string">
            <text:p>Fondo de desempleo y cese labor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MH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CARGA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jornale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feri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prem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resentism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ratificaciones y prem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contribuciones patronales - seguridad soci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contribuciones patronales - fondo de desemple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contribuciones patronales - obra soci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de vida e invalidez (SVI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Otros gastos patronales/Carga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Gasto por provisión - fondo de cese labor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Gasto por provisión -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60</text:p>
          </table:table-cell>
          <table:table-cell office:value-type="string" calcext:value-type="string">
            <text:p>Otros beneficio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por cobrar (Ventas) - Tasa general (13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por cobrar (Ventas) - Exportaciones (Tasa 0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por cobrar (Ventas) - Ventas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13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3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no deducible - Compras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MH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ALARIES and WAGES – BALANCE SHE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SUELDOS Y CARGAS SOCIAL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person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Contribuciones patronales por pagar - jubilación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ones patronales por pagar - fondo nacional de emple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Obra Social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Obras social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Seguro de vida obligatorio (SVO)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Aportes personales por pagar - PAMI / INSSJP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sueldo anual complementario (SAC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indemnizaciones por despi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60</text:p>
          </table:table-cell>
          <table:table-cell office:value-type="string" calcext:value-type="string">
            <text:p>Fondo de desempleo y cese labor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SALARIES and WAGES – INCOME STATE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CARGA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jornale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feri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prem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Presentism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ratificaciones y prem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contribuciones patronales - seguridad soci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contribuciones patronales - fondo de desemple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contribuciones patronales - obra soci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de vida e invalidez (SVI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Otros gastos patronales/Carga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Gasto por provisión - fondo de cese labor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Gasto por provisión -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60</text:p>
          </table:table-cell>
          <table:table-cell office:value-type="string" calcext:value-type="string">
            <text:p>Otros beneficio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</table:table>
      <table:table table:name="Sheet1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Empty account</text:p>
          </table:table-cell>
          <table:table-cell table:number-columns-repeated="2" office:value-type="string" calcext:value-type="string">
            <text:p>No group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 y jornale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RPF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BPS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BPS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FONASA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FONASA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FRL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portes a Fondos de Industria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Otras deducciones por pagar (Embargos / Cuotas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Aguinal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Licencia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 POR 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jornale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 y bonifi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Gasto por Aguinal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licencias pagadas (enfermedad / maternidad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aportes patronales BP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aportes patronales FONAS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Fondo de Reconversión Laboral - FR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- Fondos de Industri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de salud complementari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otros beneficios al person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 A SET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Cobrado (Ventas) - Tasa General (1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Cobrado (Ventas) - Tasa Reducida (5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Cobrado (Ventas) - Exportaciones (Tasa 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Cobrado (Ventas) - Ventas Exenta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Pagado (Compras) - Tasa General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Pagado (Compras) - Tasa Reducida (5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Pagado - Importaciones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Pagado - Importaciones (5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Pagado No Recuperable - Compras Exenta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REALIZADO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1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uenta vacía</text:p>
          </table:table-cell>
          <table:table-cell table:number-columns-repeated="2" office:value-type="string" calcext:value-type="string">
            <text:p>Sin grupo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 y jornale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RPF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BPS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BPS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FONASA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FONASA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FRL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portes a Fondos de Industria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Otras deducciones por pagar (Embargos / Cuotas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Aguinal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Licencia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 POR 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jornale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 y bonifi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Gasto por Aguinal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licencias pagadas (enfermedad / maternidad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aportes patronales BP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aportes patronales FONAS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Fondo de Reconversión Laboral - FR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- Fondos de Industri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de salud complementari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otros beneficios al person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 A DGI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Cobrado (Ventas) - Tasa Básica (22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Cobrado (Ventas) - Tasa Mínima (1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Cobrado (Ventas) - Exportaciones (Tasa 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Cobrado (Ventas) - Ventas Exenta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Pagado (Compras) - Tasa Básica (22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Pagado (Compras) - Tasa Mínima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Pagado - Importaciones (22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Pagado - Importaciones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Pagado No Recuperable - Compras Exenta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200</text:p>
          </table:table-cell>
          <table:table-cell office:value-type="string" calcext:value-type="string">
            <text:p>IVA SOPORTADO NO DEDUCIBLE</text:p>
          </table:table-cell>
          <table:table-cell office:value-type="string" calcext:value-type="string">
            <text:p>GASTOS OPERATIVOS@IMPUESTOS NO DEDUCIB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10</text:p>
          </table:table-cell>
          <table:table-cell office:value-type="string" calcext:value-type="string">
            <text:p>IVA Soportado No Deducible - Tasa Básica (22%)</text:p>
          </table:table-cell>
          <table:table-cell office:value-type="string" calcext:value-type="string">
            <text:p>GASTOS OPERATIVOS@IMPUESTOS NO DEDUCIB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20</text:p>
          </table:table-cell>
          <table:table-cell office:value-type="string" calcext:value-type="string">
            <text:p>IVA Soportado No Deducible - Tasa Mínima (10%)</text:p>
          </table:table-cell>
          <table:table-cell office:value-type="string" calcext:value-type="string">
            <text:p>GASTOS OPERATIVOS@IMPUESTOS NO DEDUCIB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REALIZADO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1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uenta vacía</text:p>
          </table:table-cell>
          <table:table-cell table:number-columns-repeated="2" office:value-type="string" calcext:value-type="string">
            <text:p>Sin grupo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ueldos y jornale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RPF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BPS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BPS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FONASA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FONASA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FRL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portes a Fondos de Industria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Otras deducciones por pagar (Embargos / Cuotas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Aguinal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Licencia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 A DGI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Cobrado (Ventas) - Tasa Básica (22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Cobrado (Ventas) - Tasa Mínima (1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Cobrado (Ventas) - Exportaciones (Tasa 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Cobrado (Ventas) - Ventas Exenta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Pagado (Compras) - Tasa Básica (22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Pagado (Compras) - Tasa Mínima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Pagado - Importaciones (22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Pagado - Importaciones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Pagado No Recuperable - Compras Exenta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200</text:p>
          </table:table-cell>
          <table:table-cell office:value-type="string" calcext:value-type="string">
            <text:p>IVA SOPORTADO NO DEDUCIBLE</text:p>
          </table:table-cell>
          <table:table-cell office:value-type="string" calcext:value-type="string">
            <text:p>GASTOS OPERATIVOS@IMPUESTOS NO DEDUCIB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T2400210</text:p>
          </table:table-cell>
          <table:table-cell office:value-type="string" calcext:value-type="string">
            <text:p>IVA Soportado No Deducible - Tasa Básica (22%)</text:p>
          </table:table-cell>
          <table:table-cell office:value-type="string" calcext:value-type="string">
            <text:p>GASTOS OPERATIVOS@IMPUESTOS NO DEDUCIB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T2400220</text:p>
          </table:table-cell>
          <table:table-cell office:value-type="string" calcext:value-type="string">
            <text:p>IVA Soportado No Deducible - Tasa Mínima (10%)</text:p>
          </table:table-cell>
          <table:table-cell office:value-type="string" calcext:value-type="string">
            <text:p>GASTOS OPERATIVOS@IMPUESTOS NO DEDUCIB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REALIZADO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 POR 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jornale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 y bonifi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Gasto por Aguinal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licencias pagadas (enfermedad / maternidad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aportes patronales BP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aportes patronales FONAS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Fondo de Reconversión Laboral - FR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- Fondos de Industri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de salud complementari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otros beneficios al person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Pagado No Recuperable - Compras Exentas</text:p>
          </table:table-cell>
          <table:table-cell office:value-type="string" calcext:value-type="string">
            <text:p>ACTIVO CORRIENTE@IMPUESTOS POR RECUPERAR</text:p>
          </table:table-cell>
          <table:table-cell/>
        </table:table-row>
      </table:table>
      <table:table table:name="Sheet1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aguay (es-PY) Chart of Accounts and not with the Uruguay (es-UY) version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PROVEEDOR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Personal retenido por pagar - IRP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PS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PS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ón Especial a la Seguridad Social por pagar - C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Aguinal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Bono Vacacion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 OPERATIVOS@GASTOS 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 POR 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gratifi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Bono de produc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Aguinal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Bono Vacacion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IP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contribución Especial a la Seguridad Social - C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médico priva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Gasto por otros beneficio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 A SET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Cobrado (Ventas) - Tasa General (1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Cobrado (Ventas) - Tasa Reducida (5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Cobrado (Ventas) - Exportaciones (Tasa 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Cobrado (Ventas) - Ventas Exenta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Pagado (Compras) - Tasa General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Pagado (Compras) - Tasa Reducida (5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Pagado - Importaciones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Pagado - Importaciones (5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Pagado No Recuperable - Compras Exenta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REALIZADO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1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PROVEEDOR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Personal retenido por pagar - IRP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PS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PS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ón Especial a la Seguridad Social por pagar - C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Aguinal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Bono Vacacion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 POR 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gratifi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Bono de produc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Aguinal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Bono Vacacion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IP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contribución Especial a la Seguridad Social - C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médico priva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Gasto por otros beneficio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 A SET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Cobrado (Ventas) - Tasa General (1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VA Cobrado (Ventas) - Tasa Reducida (5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Cobrado (Ventas) - Exportaciones (Tasa 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Cobrado (Ventas) - Ventas Exenta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Pagado (Compras) - Tasa General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Pagado (Compras) - Tasa Reducida (5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Pagado - Importaciones (10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VA Pagado - Importaciones (5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VA Pagado No Recuperable - Compras Exenta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REALIZADO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16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Remuneraciones y participaciones por pagar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PLANILL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de Quinta Categorí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a AF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Prima de seguro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misión de AF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a ON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a EsSalud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Gratifi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Compensación por Tiempo de Servicios (CTS)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 POR REMUNERACIONES Y BENEFICIOS DEL PERSON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Asignación familiar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Horas extras y sobre tiemp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Bonificaciones extraordinari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Gratifi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Compensación por Tiempo de Servicios (CTS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licencias y descansos méd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a EsSalud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Seguro Complementario de Trabajo de Riesgo - SCTR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indemnizaciones por cese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otros beneficio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Gasto por alimentación princip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Gasto por movilidad y transporte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 A SET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GV por Pagar (Ventas) - Tasa General (18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GV por Pagar (Ventas) - Tasa Cero (Exportaciones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GV por Pagar (Ventas) - Exento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GV por Recuperar (Compras) - Tasa General (18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GV por Recuperar (Compras) - Tasa Cero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GV por Recuperar (Compras) - Bienes Exento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GV por Recuperar (Compras) - Servicios Exento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GV por Recuperar - Importacione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GV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17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Remuneraciones y participaciones por pagar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PLANILL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de Quinta Categorí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a AF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Prima de seguro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misión de AF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a ON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a EsSalud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Gratifi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Compensación por Tiempo de Servicios (CTS)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 POR REMUNERACIONES Y BENEFICIOS DEL PERSON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Asignación familiar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Horas extras y sobre tiemp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Bonificaciones extraordinari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Gratifi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Compensación por Tiempo de Servicios (CTS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licencias y descansos méd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a EsSalud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Seguro Complementario de Trabajo de Riesgo - SCTR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indemnizaciones por cese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otros beneficio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Gasto por alimentación princip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Gasto por movilidad y transporte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MPUESTOS GENERALES POR PAGAR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GV por Pagar (Ventas) - Tasa General (18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GV por Pagar (Ventas) - Tasa Cero (Exportaciones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GV por Pagar (Ventas) - Exento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GV por Recuperar (Compras) - Tasa General (18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GV por Recuperar (Compras) - Tasa Cero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GV por Recuperar (Compras) - Bienes Exento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GV por Recuperar (Compras) - Servicios Exento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40</text:p>
          </table:table-cell>
          <table:table-cell office:value-type="string" calcext:value-type="string">
            <text:p>IGV por Recuperar - Importacione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GV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18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Aportes CSS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CSS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FARHU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Seguro educativo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Seguros de vida colectiv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Décimo Tercer M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Prima de Antigüedad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Décimo cuarto m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 POR 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y sueld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incen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asto por Prima de Antigüedad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Décimo Tercer M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Décimo Cuarto M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licencias con goce de salari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CS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aportes patronales IFARHU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s de vida colec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Gasto por alimentación y transporte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Gasto por capacitación y desarroll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CUENTA DE CONTROL DE ITBM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TBMS cobrado (Ventas) - Tasa general (7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TBMS cobrado (Ventas) - Tasa cero (Exportaciones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TBMS cobrado (Ventas) - Exento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TBMS pagado (Compras) - Tasa general (7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TBMS pagado (Compras) - Tasa cero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TBMS pagado (Compras) - Bienes exento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TBMS pagado (Compras) - Servicios exento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TBM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19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Aportes CSS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CSS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FARHU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Seguro educativo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Seguros de vida colectiv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Décimo Tercer M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Prima de Antigüedad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Décimo cuarto m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 POR 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y sueld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y incen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asto por Prima de Antigüedad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Décimo Tercer M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Décimo Cuarto M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licencias con goce de salari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CS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aportes patronales IFARHU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s de vida colec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Gasto por alimentación y transporte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50</text:p>
          </table:table-cell>
          <table:table-cell office:value-type="string" calcext:value-type="string">
            <text:p>Gasto por capacitación y desarroll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CUENTA DE CONTROL DE ITBM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TBMS cobrado (Ventas) - Tasa general (7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TBMS cobrado (Ventas) - Tasa cero (Exportaciones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TBMS cobrado (Ventas) - Exento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TBMS pagado (Compras) - Tasa general (7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TBMS pagado (Compras) - Tasa cero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TBMS pagado (Compras) - Bienes exento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TBMS pagado (Compras) - Servicios exento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CUENTA DE PAGOS DE ITBM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20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PLANILL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SR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HSS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HSS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Aportes RAP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RAP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INJUPEMP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aguinaldo (13º sueldo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bono 14 (14º sueldo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Provisión para salario vacacion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preaviso e indemniz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CARGA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alarios y sueld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e incen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asto por aguinaldo (13º sueldo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bono 14 (14º sueldo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salario vacacion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Licencias con goce de salari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s patronales IHS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aportes patronales RAP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aportes patronales INJUPEMP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Gasto por preavis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SV POR PAGAR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SV débito fiscal (Ventas) - Tasa general (15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5</text:p>
          </table:table-cell>
          <table:table-cell office:value-type="string" calcext:value-type="string">
            <text:p>ISV débito fiscal (Ventas) - Tasa especial (18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SV débito fiscal (Ventas) - Exportaciones (Tasa 0%)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SV débito fiscal (Ventas) - Ventas exentas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SV crédito fiscal (Compras) - Tasa general (15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SV crédito fiscal (Compras) - Tasa especial (18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15</text:p>
          </table:table-cell>
          <table:table-cell office:value-type="string" calcext:value-type="string">
            <text:p>ISV crédito fiscal - Importaciones (15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SV crédito fiscal - Importaciones (18%)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T2400130</text:p>
          </table:table-cell>
          <table:table-cell office:value-type="string" calcext:value-type="string">
            <text:p>ISV crédito fiscal no Deducible - Compras exentas</text:p>
          </table:table-cell>
          <table:table-cell office:value-type="string" calcext:value-type="string">
            <text:p>ACTIVO CORRIENTE@IMPUESTOS POR RECUPERAR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SV A LA SAR</text:p>
          </table:table-cell>
          <table:table-cell office:value-type="string" calcext:value-type="string">
            <text:p>PASIVO CORRIENTE@IMPUESTOS POR PAGAR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 office:value-type="string" calcext:value-type="string">
            <text:p>SDESCRIPTION</text:p>
          </table:table-cell>
        </table:table-row>
        <table:table-row table:style-name="ro1"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ACTIVO CORRIENTE@ACTIVOS DEVENGADOS</text:p>
          </table:table-cell>
        </table:table-row>
        <table:table-row table:style-name="ro1">
          <table:table-cell office:value-type="string" calcext:value-type="string">
            <text:p>ACTIVO CORRIENTE@CUENTAS POR COBRAR CORRIENTES</text:p>
          </table:table-cell>
        </table:table-row>
        <table:table-row table:style-name="ro1">
          <table:table-cell office:value-type="string" calcext:value-type="string">
            <text:p>ACTIVO CORRIENTE@DEPÓSITOS A CORTO PLAZO</text:p>
          </table:table-cell>
        </table:table-row>
        <table:table-row table:style-name="ro1">
          <table:table-cell office:value-type="string" calcext:value-type="string">
            <text:p>ACTIVO CORRIENTE@DEUDORES POR VENTAS</text:p>
          </table:table-cell>
        </table:table-row>
        <table:table-row table:style-name="ro1">
          <table:table-cell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ACTIVO CORRIENTE@IMPUESTOS POR RECUPERAR</text:p>
          </table:table-cell>
        </table:table-row>
        <table:table-row table:style-name="ro1">
          <table:table-cell office:value-type="string" calcext:value-type="string">
            <text:p>ACTIVO CORRIENTE@INVENTARIOS</text:p>
          </table:table-cell>
        </table:table-row>
        <table:table-row table:style-name="ro1"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ACTIVO NO CORRIENTE@INVERSIONES A LARGO PLAZO</text:p>
          </table:table-cell>
        </table:table-row>
        <table:table-row table:style-name="ro1">
          <table:table-cell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ASTOS OPERATIVOS@ALQUILER Y SERVICIOS</text:p>
          </table:table-cell>
        </table:table-row>
        <table:table-row table:style-name="ro1">
          <table:table-cell office:value-type="string" calcext:value-type="string">
            <text:p>GASTOS OPERATIVOS@AMORTIZACIÓN Y DEPRECIACIÓN</text:p>
          </table:table-cell>
        </table:table-row>
        <table:table-row table:style-name="ro1">
          <table:table-cell office:value-type="string" calcext:value-type="string">
            <text:p>GASTOS OPERATIVOS@GASTOS ADMINISTRATIVOS</text:p>
          </table:table-cell>
        </table:table-row>
        <table:table-row table:style-name="ro1">
          <table:table-cell office:value-type="string" calcext:value-type="string">
            <text:p>GASTOS OPERATIVOS@GASTOS DE PERSONAL</text:p>
          </table:table-cell>
        </table:table-row>
        <table:table-row table:style-name="ro1">
          <table:table-cell office:value-type="string" calcext:value-type="string">
            <text:p>GASTOS OPERATIVOS@GASTOS FINANCIEROS</text:p>
          </table:table-cell>
        </table:table-row>
        <table:table-row table:style-name="ro1">
          <table:table-cell office:value-type="string" calcext:value-type="string">
            <text:p>GASTOS OPERATIVOS@HONORARIOS PROFESIONALES</text:p>
          </table:table-cell>
        </table:table-row>
        <table:table-row table:style-name="ro1">
          <table:table-cell office:value-type="string" calcext:value-type="string">
            <text:p>GASTOS OPERATIVOS@IMPUESTOS NO DEDUCIBLES</text:p>
          </table:table-cell>
        </table:table-row>
        <table:table-row table:style-name="ro1">
          <table:table-cell office:value-type="string" calcext:value-type="string">
            <text:p>GASTOS OPERATIVOS@MARKETING Y PROMOCIONES</text:p>
          </table:table-cell>
        </table:table-row>
        <table:table-row table:style-name="ro1">
          <table:table-cell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PASIVO CORRIENTE@CUENTAS POR PAGAR</text:p>
          </table:table-cell>
        </table:table-row>
        <table:table-row table:style-name="ro1">
          <table:table-cell office:value-type="string" calcext:value-type="string">
            <text:p>PASIVO CORRIENTE@IMPUESTOS POR PAGAR</text:p>
          </table:table-cell>
        </table:table-row>
        <table:table-row table:style-name="ro1">
          <table:table-cell office:value-type="string" calcext:value-type="string">
            <text:p>PASIVO CORRIENTE@OBLIGACIONES LABORALES</text:p>
          </table:table-cell>
        </table:table-row>
        <table:table-row table:style-name="ro1">
          <table:table-cell office:value-type="string" calcext:value-type="string">
            <text:p>PASIVO CORRIENTE@OTROS PASIVOS CORRIENTES</text:p>
          </table:table-cell>
        </table:table-row>
        <table:table-row table:style-name="ro1">
          <table:table-cell office:value-type="string" calcext:value-type="string">
            <text:p>PASIVO CORRIENTE@PASIVOS DEVENGADOS</text:p>
          </table:table-cell>
        </table:table-row>
        <table:table-row table:style-name="ro1">
          <table:table-cell office:value-type="string" calcext:value-type="string">
            <text:p>PASIVO CORRIENTE@PRÉSTAMOS A CORTO PLAZO</text:p>
          </table:table-cell>
        </table:table-row>
        <table:table-row table:style-name="ro1">
          <table:table-cell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PASIVO NO CORRIENTE@OTROS PASIVOS NO CORRIENTES</text:p>
          </table:table-cell>
        </table:table-row>
        <table:table-row table:style-name="ro1">
          <table:table-cell office:value-type="string" calcext:value-type="string">
            <text:p>PASIVO NO CORRIENTE@PRÉSTAMOS A LARGO PLAZO</text:p>
          </table:table-cell>
        </table:table-row>
        <table:table-row table:style-name="ro1">
          <table:table-cell office:value-type="string" calcext:value-type="string">
            <text:p>PATRIMONIO NETO</text:p>
          </table:table-cell>
        </table:table-row>
      </table:table>
      <table:table table:name="Sheet2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SUELDOS Y CARGAS SOCIAL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sobre la rent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personales AFP por pagar (7.25%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personales ISSS por pagar (3%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Contribuciones patronales AFP por pagar (8.75%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Contribuciones patronales ISSS por pagar (7.75%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Contribuciones patronales INSAFORP por pagar (1%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porte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Anticipos y préstam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indemniz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bono de retir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50</text:p>
          </table:table-cell>
          <table:table-cell office:value-type="string" calcext:value-type="string">
            <text:p>Provisión para indemnizaciones por despi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60</text:p>
          </table:table-cell>
          <table:table-cell office:value-type="string" calcext:value-type="string">
            <text:p>Fondo de desempleo y cese labor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GASTOS DE REMUNERACIONES Y LEYE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 y bonifi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Aguinaldo (gasto por pago directo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asto por contribución patronal AFP (8.75%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contribución patronal ISSS (7.75%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Gasto por contribución patronal INSAFORP (1%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Gasto por provisión - Indemniz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Gasto por provisión - 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provisión - Bono de retir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licencias y permisos pag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Otros gastos de personal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as) - Tasa general (13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as) - Exportaciones (Tasa 0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as) - Ventas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13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3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no deducible - Compras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MH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23" table:style-name="ta1">
        <table:table-column table:style-name="co1" table:default-cell-style-name="Default"/>
        <table:table-row table:style-name="ro1">
          <table:table-cell office:value-type="string" calcext:value-type="string">
            <text:p>SDESCRIPTION</text:p>
          </table:table-cell>
        </table:table-row>
        <table:table-row table:style-name="ro1"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ACTIVO CORRIENTE@ACTIVOS DEVENGADOS</text:p>
          </table:table-cell>
        </table:table-row>
        <table:table-row table:style-name="ro1">
          <table:table-cell office:value-type="string" calcext:value-type="string">
            <text:p>ACTIVO CORRIENTE@CUENTAS POR COBRAR CORRIENTES</text:p>
          </table:table-cell>
        </table:table-row>
        <table:table-row table:style-name="ro1">
          <table:table-cell office:value-type="string" calcext:value-type="string">
            <text:p>ACTIVO CORRIENTE@DEPÓSITOS A CORTO PLAZO</text:p>
          </table:table-cell>
        </table:table-row>
        <table:table-row table:style-name="ro1">
          <table:table-cell office:value-type="string" calcext:value-type="string">
            <text:p>ACTIVO CORRIENTE@DEUDORES POR VENTAS</text:p>
          </table:table-cell>
        </table:table-row>
        <table:table-row table:style-name="ro1">
          <table:table-cell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ACTIVO CORRIENTE@IMPUESTOS POR RECUPERAR</text:p>
          </table:table-cell>
        </table:table-row>
        <table:table-row table:style-name="ro1">
          <table:table-cell office:value-type="string" calcext:value-type="string">
            <text:p>ACTIVO CORRIENTE@INVENTARIOS</text:p>
          </table:table-cell>
        </table:table-row>
        <table:table-row table:style-name="ro1"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ACTIVO NO CORRIENTE@INVERSIONES A LARGO PLAZO</text:p>
          </table:table-cell>
        </table:table-row>
        <table:table-row table:style-name="ro1">
          <table:table-cell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ASTOS OPERATIVOS@ALQUILER Y SERVICIOS</text:p>
          </table:table-cell>
        </table:table-row>
        <table:table-row table:style-name="ro1">
          <table:table-cell office:value-type="string" calcext:value-type="string">
            <text:p>GASTOS OPERATIVOS@AMORTIZACIÓN Y DEPRECIACIÓN</text:p>
          </table:table-cell>
        </table:table-row>
        <table:table-row table:style-name="ro1">
          <table:table-cell office:value-type="string" calcext:value-type="string">
            <text:p>GASTOS OPERATIVOS@GASTOS ADMINISTRATIVOS</text:p>
          </table:table-cell>
        </table:table-row>
        <table:table-row table:style-name="ro1">
          <table:table-cell office:value-type="string" calcext:value-type="string">
            <text:p>GASTOS OPERATIVOS@GASTOS DE PERSONAL</text:p>
          </table:table-cell>
        </table:table-row>
        <table:table-row table:style-name="ro1">
          <table:table-cell office:value-type="string" calcext:value-type="string">
            <text:p>GASTOS OPERATIVOS@GASTOS FINANCIEROS</text:p>
          </table:table-cell>
        </table:table-row>
        <table:table-row table:style-name="ro1">
          <table:table-cell office:value-type="string" calcext:value-type="string">
            <text:p>GASTOS OPERATIVOS@HONORARIOS PROFESIONALES</text:p>
          </table:table-cell>
        </table:table-row>
        <table:table-row table:style-name="ro1">
          <table:table-cell office:value-type="string" calcext:value-type="string">
            <text:p>GASTOS OPERATIVOS@IMPUESTOS NO DEDUCIBLES</text:p>
          </table:table-cell>
        </table:table-row>
        <table:table-row table:style-name="ro1">
          <table:table-cell office:value-type="string" calcext:value-type="string">
            <text:p>GASTOS OPERATIVOS@MARKETING Y PROMOCIONES</text:p>
          </table:table-cell>
        </table:table-row>
        <table:table-row table:style-name="ro1">
          <table:table-cell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PASIVO CORRIENTE@CUENTAS POR PAGAR</text:p>
          </table:table-cell>
        </table:table-row>
        <table:table-row table:style-name="ro1">
          <table:table-cell office:value-type="string" calcext:value-type="string">
            <text:p>PASIVO CORRIENTE@IMPUESTOS POR PAGAR</text:p>
          </table:table-cell>
        </table:table-row>
        <table:table-row table:style-name="ro1">
          <table:table-cell office:value-type="string" calcext:value-type="string">
            <text:p>PASIVO CORRIENTE@OBLIGACIONES LABORALES</text:p>
          </table:table-cell>
        </table:table-row>
        <table:table-row table:style-name="ro1">
          <table:table-cell office:value-type="string" calcext:value-type="string">
            <text:p>PASIVO CORRIENTE@OTROS PASIVOS CORRIENTES</text:p>
          </table:table-cell>
        </table:table-row>
        <table:table-row table:style-name="ro1">
          <table:table-cell office:value-type="string" calcext:value-type="string">
            <text:p>PASIVO CORRIENTE@PASIVOS DEVENGADOS</text:p>
          </table:table-cell>
        </table:table-row>
        <table:table-row table:style-name="ro1">
          <table:table-cell office:value-type="string" calcext:value-type="string">
            <text:p>PASIVO CORRIENTE@PRÉSTAMOS A CORTO PLAZO</text:p>
          </table:table-cell>
        </table:table-row>
        <table:table-row table:style-name="ro1">
          <table:table-cell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PASIVO NO CORRIENTE@OTROS PASIVOS NO CORRIENTES</text:p>
          </table:table-cell>
        </table:table-row>
        <table:table-row table:style-name="ro1">
          <table:table-cell office:value-type="string" calcext:value-type="string">
            <text:p>PASIVO NO CORRIENTE@PRÉSTAMOS A LARGO PLAZO</text:p>
          </table:table-cell>
        </table:table-row>
        <table:table-row table:style-name="ro1">
          <table:table-cell office:value-type="string" calcext:value-type="string">
            <text:p>PATRIMONIO NETO</text:p>
          </table:table-cell>
        </table:table-row>
      </table:table>
      <table:table table:name="Sheet24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REMUNERACIONES Y LEYES SOCIAL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ueldos líquid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único de segunda categorí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personales AFP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personales seguro de cesantía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Aportes patron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Aportes patronales seguro de cesantía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Aportes personales salud (FONASA/ISAPRE)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Anticipos y préstamos al person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Cuotas sindic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gratificación legal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2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30</text:p>
          </table:table-cell>
          <table:table-cell office:value-type="string" calcext:value-type="string">
            <text:p>Provisión para indemnizaciones por término de contrat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40</text:p>
          </table:table-cell>
          <table:table-cell office:value-type="string" calcext:value-type="string">
            <text:p>Obligaciones por beneficios no imponibles (colación, movilización)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obresueld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os de producción e incen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Gratificación legal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Gasto por vacaciones deven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Licencias pagada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Bono de cola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Bono de movilización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Gasto por aporte patronal seguro de cesantí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Gasto por seguro de invalidez y sobrevivencia (SIS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20</text:p>
          </table:table-cell>
          <table:table-cell office:value-type="string" calcext:value-type="string">
            <text:p>Gasto por seguro de accidentes del trabajo (ley 16.744)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30</text:p>
          </table:table-cell>
          <table:table-cell office:value-type="string" calcext:value-type="string">
            <text:p>Gasto por indemnizaciones por término de contrat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40</text:p>
          </table:table-cell>
          <table:table-cell office:value-type="string" calcext:value-type="string">
            <text:p>Otros gastos de leyes social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MPUESTOS POR PAGAR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es) - Tasa general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es) - Exportaciones (Tasa 0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es) -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no recuperable - Compras exenta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00</text:p>
          </table:table-cell>
          <table:table-cell office:value-type="string" calcext:value-type="string">
            <text:p>IVA CRÉDITO PROPORCIONAL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10</text:p>
          </table:table-cell>
          <table:table-cell office:value-type="string" calcext:value-type="string">
            <text:p>IVA crédito proporcional - Recuperable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220</text:p>
          </table:table-cell>
          <table:table-cell office:value-type="string" calcext:value-type="string">
            <text:p>IVA crédito proporcional - No recuperable (19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SII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</table:table>
      <table:table table:name="Sheet25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ACCOUNTCODE</text:p>
          </table:table-cell>
          <table:table-cell office:value-type="string" calcext:value-type="string">
            <text:p>SDESCRIPTION</text:p>
          </table:table-cell>
          <table:table-cell office:value-type="string" calcext:value-type="string">
            <text:p>SGROUP1</text:p>
          </table:table-cell>
          <table:table-cell office:value-type="string" calcext:value-type="string">
            <text:p>SGROUP2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Cuenta vacía</text:p>
          </table:table-cell>
        </table:table-row>
        <table:table-row table:style-name="ro1">
          <table:table-cell office:value-type="string" calcext:value-type="string">
            <text:p>B1000000</text:p>
          </table:table-cell>
          <table:table-cell office:value-type="string" calcext:value-type="string">
            <text:p>Caja chic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B1010000</text:p>
          </table:table-cell>
          <table:table-cell office:value-type="string" calcext:value-type="string">
            <text:p>Cuenta corriente bancaria</text:p>
          </table:table-cell>
          <table:table-cell table:number-columns-repeated="2" office:value-type="string" calcext:value-type="string">
            <text:p>ACTIVO CORRIENTE@EFECTIVO Y EQUIVALENTES DE EFECTIVO</text:p>
          </table:table-cell>
        </table:table-row>
        <table:table-row table:style-name="ro1">
          <table:table-cell office:value-type="string" calcext:value-type="string">
            <text:p>G1100000</text:p>
          </table:table-cell>
          <table:table-cell office:value-type="string" calcext:value-type="string">
            <text:p>Cuentas por cobrar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110000</text:p>
          </table:table-cell>
          <table:table-cell office:value-type="string" calcext:value-type="string">
            <text:p>Previsión para deudores incobrables</text:p>
          </table:table-cell>
          <table:table-cell office:value-type="string" calcext:value-type="string">
            <text:p>ACTIVO CORRIENTE@CUENTAS POR COBRAR CORRIENTE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200000</text:p>
          </table:table-cell>
          <table:table-cell office:value-type="string" calcext:value-type="string">
            <text:p>Inventario</text:p>
          </table:table-cell>
          <table:table-cell office:value-type="string" calcext:value-type="string">
            <text:p>ACTIVO CORRIENTE@INVENTARI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00000</text:p>
          </table:table-cell>
          <table:table-cell office:value-type="string" calcext:value-type="string">
            <text:p>Ingresos devengados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350000</text:p>
          </table:table-cell>
          <table:table-cell office:value-type="string" calcext:value-type="string">
            <text:p>Gastos pagados por anticipado</text:p>
          </table:table-cell>
          <table:table-cell office:value-type="string" calcext:value-type="string">
            <text:p>ACTIVO CORRIENTE@ACTIVOS DEVENGADOS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400000</text:p>
          </table:table-cell>
          <table:table-cell office:value-type="string" calcext:value-type="string">
            <text:p>Depósitos/Inversiones a corto plazo</text:p>
          </table:table-cell>
          <table:table-cell office:value-type="string" calcext:value-type="string">
            <text:p>ACTIVO CORRIENTE@DEPÓSITOS A CORTO PLAZO</text:p>
          </table:table-cell>
          <table:table-cell office:value-type="string" calcext:value-type="string">
            <text:p>ACTIVO CORRIENTE</text:p>
          </table:table-cell>
        </table:table-row>
        <table:table-row table:style-name="ro1">
          <table:table-cell office:value-type="string" calcext:value-type="string">
            <text:p>G1510000</text:p>
          </table:table-cell>
          <table:table-cell office:value-type="string" calcext:value-type="string">
            <text:p>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10</text:p>
          </table:table-cell>
          <table:table-cell office:value-type="string" calcext:value-type="string">
            <text:p>Muebles y ensere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10020</text:p>
          </table:table-cell>
          <table:table-cell office:value-type="string" calcext:value-type="string">
            <text:p>Depreciación acumulada - Muebles y ensere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00</text:p>
          </table:table-cell>
          <table:table-cell office:value-type="string" calcext:value-type="string">
            <text:p>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10</text:p>
          </table:table-cell>
          <table:table-cell office:value-type="string" calcext:value-type="string">
            <text:p>Equipamiento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20020</text:p>
          </table:table-cell>
          <table:table-cell office:value-type="string" calcext:value-type="string">
            <text:p>Depreciación acumulada - Equipamien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00</text:p>
          </table:table-cell>
          <table:table-cell office:value-type="string" calcext:value-type="string">
            <text:p>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10</text:p>
          </table:table-cell>
          <table:table-cell office:value-type="string" calcext:value-type="string">
            <text:p>Equipos de computación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30020</text:p>
          </table:table-cell>
          <table:table-cell office:value-type="string" calcext:value-type="string">
            <text:p>Depreciación acumulada - Equipos de computación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00</text:p>
          </table:table-cell>
          <table:table-cell office:value-type="string" calcext:value-type="string">
            <text:p>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10</text:p>
          </table:table-cell>
          <table:table-cell office:value-type="string" calcext:value-type="string">
            <text:p>Vehícul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540020</text:p>
          </table:table-cell>
          <table:table-cell office:value-type="string" calcext:value-type="string">
            <text:p>Depreciación acumulada - Vehícul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00</text:p>
          </table:table-cell>
          <table:table-cell office:value-type="string" calcext:value-type="string">
            <text:p>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10</text:p>
          </table:table-cell>
          <table:table-cell office:value-type="string" calcext:value-type="string">
            <text:p>Terrenos y edificios - Costo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20</text:p>
          </table:table-cell>
          <table:table-cell office:value-type="string" calcext:value-type="string">
            <text:p>Mejoras de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600030</text:p>
          </table:table-cell>
          <table:table-cell office:value-type="string" calcext:value-type="string">
            <text:p>Amortización - Terrenos y edificios</text:p>
          </table:table-cell>
          <table:table-cell table:number-columns-repeated="2" office:value-type="string" calcext:value-type="string">
            <text:p>ACTIVO NO CORRIENTE@PP&amp;E - PROPIEDADES, PLANTA Y EQUIPO</text:p>
          </table:table-cell>
        </table:table-row>
        <table:table-row table:style-name="ro1">
          <table:table-cell office:value-type="string" calcext:value-type="string">
            <text:p>G1700000</text:p>
          </table:table-cell>
          <table:table-cell office:value-type="string" calcext:value-type="string">
            <text:p>Depósitos a largo plazo</text:p>
          </table:table-cell>
          <table:table-cell office:value-type="string" calcext:value-type="string">
            <text:p>ACTIVO NO CORRIENTE@INVERSIONES A LARGO PLAZO</text:p>
          </table:table-cell>
          <table:table-cell office:value-type="string" calcext:value-type="string">
            <text:p>ACTIVO NO CORRIENTE</text:p>
          </table:table-cell>
        </table:table-row>
        <table:table-row table:style-name="ro1">
          <table:table-cell office:value-type="string" calcext:value-type="string">
            <text:p>G1900000</text:p>
          </table:table-cell>
          <table:table-cell office:value-type="string" calcext:value-type="string">
            <text:p>Derechos de autor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10000</text:p>
          </table:table-cell>
          <table:table-cell office:value-type="string" calcext:value-type="string">
            <text:p>Fondo de comercio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20000</text:p>
          </table:table-cell>
          <table:table-cell office:value-type="string" calcext:value-type="string">
            <text:p>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1930000</text:p>
          </table:table-cell>
          <table:table-cell office:value-type="string" calcext:value-type="string">
            <text:p>Marcas y patentes</text:p>
          </table:table-cell>
          <table:table-cell table:number-columns-repeated="2" office:value-type="string" calcext:value-type="string">
            <text:p>ACTIVO NO CORRIENTE@ACTIVOS INTANGIBLES</text:p>
          </table:table-cell>
        </table:table-row>
        <table:table-row table:style-name="ro1">
          <table:table-cell office:value-type="string" calcext:value-type="string">
            <text:p>G2000000</text:p>
          </table:table-cell>
          <table:table-cell office:value-type="string" calcext:value-type="string">
            <text:p>Cuentas por pagar</text:p>
          </table:table-cell>
          <table:table-cell office:value-type="string" calcext:value-type="string">
            <text:p>PASIVO CORRIENTE@CUENTAS POR PAGAR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00000</text:p>
          </table:table-cell>
          <table:table-cell office:value-type="string" calcext:value-type="string">
            <text:p>Gastos devengados / Gastos pendientes de pag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150000</text:p>
          </table:table-cell>
          <table:table-cell office:value-type="string" calcext:value-type="string">
            <text:p>Ingresos no devengados / Ingresos cobrados por anticipado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00000</text:p>
          </table:table-cell>
          <table:table-cell office:value-type="string" calcext:value-type="string">
            <text:p>Salarios y sueldos acumulados</text:p>
          </table:table-cell>
          <table:table-cell office:value-type="string" calcext:value-type="string">
            <text:p>PASIVO CORRIENTE@PASIVOS DEVENGAD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250000</text:p>
          </table:table-cell>
          <table:table-cell office:value-type="string" calcext:value-type="string">
            <text:p>Préstamos corto plazo</text:p>
          </table:table-cell>
          <table:table-cell office:value-type="string" calcext:value-type="string">
            <text:p>PASIVO CORRIENTE@PRÉSTAMOS A CORTO PLAZO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00</text:p>
          </table:table-cell>
          <table:table-cell office:value-type="string" calcext:value-type="string">
            <text:p>OBLIGACIONES POR NÓMIN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10</text:p>
          </table:table-cell>
          <table:table-cell office:value-type="string" calcext:value-type="string">
            <text:p>Salarios neto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20</text:p>
          </table:table-cell>
          <table:table-cell office:value-type="string" calcext:value-type="string">
            <text:p>Impuesto a la renta retenido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30</text:p>
          </table:table-cell>
          <table:table-cell office:value-type="string" calcext:value-type="string">
            <text:p>Aportes IESS por pagar - Emplea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40</text:p>
          </table:table-cell>
          <table:table-cell office:value-type="string" calcext:value-type="string">
            <text:p>Aportes IESS por pagar - Empleado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50</text:p>
          </table:table-cell>
          <table:table-cell office:value-type="string" calcext:value-type="string">
            <text:p>Préstamos y anticipos a empleado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60</text:p>
          </table:table-cell>
          <table:table-cell office:value-type="string" calcext:value-type="string">
            <text:p>Embargos judicial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70</text:p>
          </table:table-cell>
          <table:table-cell office:value-type="string" calcext:value-type="string">
            <text:p>Otras deducciones por pagar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80</text:p>
          </table:table-cell>
          <table:table-cell office:value-type="string" calcext:value-type="string">
            <text:p>Provisión para décimo tercer suel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090</text:p>
          </table:table-cell>
          <table:table-cell office:value-type="string" calcext:value-type="string">
            <text:p>Provisión para décimo cuarto sueldo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00</text:p>
          </table:table-cell>
          <table:table-cell office:value-type="string" calcext:value-type="string">
            <text:p>Provisión para vacaciones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300110</text:p>
          </table:table-cell>
          <table:table-cell office:value-type="string" calcext:value-type="string">
            <text:p>Provisión para fondo de cesantía</text:p>
          </table:table-cell>
          <table:table-cell office:value-type="string" calcext:value-type="string">
            <text:p>PASIVO CORRIENTE@OBLIGACIONES LABORAL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50000</text:p>
          </table:table-cell>
          <table:table-cell office:value-type="string" calcext:value-type="string">
            <text:p>Cuenta transitoria</text:p>
          </table:table-cell>
          <table:table-cell office:value-type="string" calcext:value-type="string">
            <text:p>PASIVO CORRIENTE@OTROS PASIVOS CORRIENTE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500000</text:p>
          </table:table-cell>
          <table:table-cell office:value-type="string" calcext:value-type="string">
            <text:p>Préstamos a largo plazo</text:p>
          </table:table-cell>
          <table:table-cell table:number-columns-repeated="2" office:value-type="string" calcext:value-type="string">
            <text:p>PASIVO NO CORRIENTE</text:p>
          </table:table-cell>
        </table:table-row>
        <table:table-row table:style-name="ro1">
          <table:table-cell office:value-type="string" calcext:value-type="string">
            <text:p>G3000000</text:p>
          </table:table-cell>
          <table:table-cell office:value-type="string" calcext:value-type="string">
            <text:p>CAPITAL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100000</text:p>
          </table:table-cell>
          <table:table-cell office:value-type="string" calcext:value-type="string">
            <text:p>Aporte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200000</text:p>
          </table:table-cell>
          <table:table-cell office:value-type="string" calcext:value-type="string">
            <text:p>Retiros del propietario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3900000</text:p>
          </table:table-cell>
          <table:table-cell office:value-type="string" calcext:value-type="string">
            <text:p>Ganancias retenidas</text:p>
          </table:table-cell>
          <table:table-cell table:number-columns-repeated="2" office:value-type="string" calcext:value-type="string">
            <text:p>PATRIMONIO NETO</text:p>
          </table:table-cell>
        </table:table-row>
        <table:table-row table:style-name="ro1">
          <table:table-cell office:value-type="string" calcext:value-type="string">
            <text:p>G4000000</text:p>
          </table:table-cell>
          <table:table-cell office:value-type="string" calcext:value-type="string">
            <text:p>Ingresos por venta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300000</text:p>
          </table:table-cell>
          <table:table-cell office:value-type="string" calcext:value-type="string">
            <text:p>Recupero de deudas incobrable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400000</text:p>
          </table:table-cell>
          <table:table-cell office:value-type="string" calcext:value-type="string">
            <text:p>Ingresos por cargos financieros</text:p>
          </table:table-cell>
          <table:table-cell table:number-columns-repeated="2" office:value-type="string" calcext:value-type="string">
            <text:p>INGRESOS OPERATIVOS</text:p>
          </table:table-cell>
        </table:table-row>
        <table:table-row table:style-name="ro1">
          <table:table-cell office:value-type="string" calcext:value-type="string">
            <text:p>G4500000</text:p>
          </table:table-cell>
          <table:table-cell office:value-type="string" calcext:value-type="string">
            <text:p>Intereses ganado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4600000</text:p>
          </table:table-cell>
          <table:table-cell office:value-type="string" calcext:value-type="string">
            <text:p>Descuentos sobre ventas</text:p>
          </table:table-cell>
          <table:table-cell office:value-type="string" calcext:value-type="string">
            <text:p>INGRESOS OPERATIVOS</text:p>
          </table:table-cell>
          <table:table-cell office:value-type="string" calcext:value-type="string">
            <text:p>OTROS INGRESOS</text:p>
          </table:table-cell>
        </table:table-row>
        <table:table-row table:style-name="ro1">
          <table:table-cell office:value-type="string" calcext:value-type="string">
            <text:p>G5000000</text:p>
          </table:table-cell>
          <table:table-cell office:value-type="string" calcext:value-type="string">
            <text:p>Costo de ventas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200000</text:p>
          </table:table-cell>
          <table:table-cell office:value-type="string" calcext:value-type="string">
            <text:p>Faltantes y sobrantes de inventario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300000</text:p>
          </table:table-cell>
          <table:table-cell office:value-type="string" calcext:value-type="string">
            <text:p>Gastos de flet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5400000</text:p>
          </table:table-cell>
          <table:table-cell office:value-type="string" calcext:value-type="string">
            <text:p>Embalaje</text:p>
          </table:table-cell>
          <table:table-cell table:number-columns-repeated="2" office:value-type="string" calcext:value-type="string">
            <text:p>COSTO DE BIENES VENDIDOS</text:p>
          </table:table-cell>
        </table:table-row>
        <table:table-row table:style-name="ro1">
          <table:table-cell office:value-type="string" calcext:value-type="string">
            <text:p>G6000000</text:p>
          </table:table-cell>
          <table:table-cell office:value-type="string" calcext:value-type="string">
            <text:p>Honorarios de contabilidad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050000</text:p>
          </table:table-cell>
          <table:table-cell office:value-type="string" calcext:value-type="string">
            <text:p>Amortiz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00000</text:p>
          </table:table-cell>
          <table:table-cell office:value-type="string" calcext:value-type="string">
            <text:p>Honorarios de auditoría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150000</text:p>
          </table:table-cell>
          <table:table-cell office:value-type="string" calcext:value-type="string">
            <text:p>Gasto por deudas incobrabl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00000</text:p>
          </table:table-cell>
          <table:table-cell office:value-type="string" calcext:value-type="string">
            <text:p>Cargos bancari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250000</text:p>
          </table:table-cell>
          <table:table-cell office:value-type="string" calcext:value-type="string">
            <text:p>Servicios de limpiez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00000</text:p>
          </table:table-cell>
          <table:table-cell office:value-type="string" calcext:value-type="string">
            <text:p>Comisiones paga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350000</text:p>
          </table:table-cell>
          <table:table-cell office:value-type="string" calcext:value-type="string">
            <text:p>Mano de obra contratad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00000</text:p>
          </table:table-cell>
          <table:table-cell office:value-type="string" calcext:value-type="string">
            <text:p>Gasto de depreciación</text:p>
          </table:table-cell>
          <table:table-cell office:value-type="string" calcext:value-type="string">
            <text:p>GASTOS OPERATIVOS@AMORTIZACIÓN Y DEPRECIACIÓN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450000</text:p>
          </table:table-cell>
          <table:table-cell office:value-type="string" calcext:value-type="string">
            <text:p>Beneficios para emplead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00000</text:p>
          </table:table-cell>
          <table:table-cell office:value-type="string" calcext:value-type="string">
            <text:p>Entretenimiento y comida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550000</text:p>
          </table:table-cell>
          <table:table-cell office:value-type="string" calcext:value-type="string">
            <text:p>Gastos financier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00000</text:p>
          </table:table-cell>
          <table:table-cell office:value-type="string" calcext:value-type="string">
            <text:p>Donaciones y rega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650000</text:p>
          </table:table-cell>
          <table:table-cell office:value-type="string" calcext:value-type="string">
            <text:p>Primas de segur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00000</text:p>
          </table:table-cell>
          <table:table-cell office:value-type="string" calcext:value-type="string">
            <text:p>Intereses pagados</text:p>
          </table:table-cell>
          <table:table-cell office:value-type="string" calcext:value-type="string">
            <text:p>GASTOS OPERATIVOS@GASTOS FINANCIER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750000</text:p>
          </table:table-cell>
          <table:table-cell office:value-type="string" calcext:value-type="string">
            <text:p>Honorarios leg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00000</text:p>
          </table:table-cell>
          <table:table-cell office:value-type="string" calcext:value-type="string">
            <text:p>Tasas de licenci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850000</text:p>
          </table:table-cell>
          <table:table-cell office:value-type="string" calcext:value-type="string">
            <text:p>Gastos de marketing y publicidad</text:p>
          </table:table-cell>
          <table:table-cell office:value-type="string" calcext:value-type="string">
            <text:p>GASTOS OPERATIVOS@MARKETING Y PROMOCION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00</text:p>
          </table:table-cell>
          <table:table-cell office:value-type="string" calcext:value-type="string">
            <text:p>GASTOS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10</text:p>
          </table:table-cell>
          <table:table-cell office:value-type="string" calcext:value-type="string">
            <text:p>Combustible y aceit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20</text:p>
          </table:table-cell>
          <table:table-cell office:value-type="string" calcext:value-type="string">
            <text:p>Seguro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30</text:p>
          </table:table-cell>
          <table:table-cell office:value-type="string" calcext:value-type="string">
            <text:p>Mantenimiento y reparaciones de vehículo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40</text:p>
          </table:table-cell>
          <table:table-cell office:value-type="string" calcext:value-type="string">
            <text:p>Tasas de matrícula y licencia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50</text:p>
          </table:table-cell>
          <table:table-cell office:value-type="string" calcext:value-type="string">
            <text:p>Peajes y estaciona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00060</text:p>
          </table:table-cell>
          <table:table-cell office:value-type="string" calcext:value-type="string">
            <text:p>Multas de tráfico y gastos de infracción de vehícul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6950000</text:p>
          </table:table-cell>
          <table:table-cell office:value-type="string" calcext:value-type="string">
            <text:p>Gastos de oficin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00</text:p>
          </table:table-cell>
          <table:table-cell office:value-type="string" calcext:value-type="string">
            <text:p>HONORARI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10</text:p>
          </table:table-cell>
          <table:table-cell office:value-type="string" calcext:value-type="string">
            <text:p>Honorarios de procesamiento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20</text:p>
          </table:table-cell>
          <table:table-cell office:value-type="string" calcext:value-type="string">
            <text:p>Costos de software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30</text:p>
          </table:table-cell>
          <table:table-cell office:value-type="string" calcext:value-type="string">
            <text:p>Costos de capacitación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00040</text:p>
          </table:table-cell>
          <table:table-cell office:value-type="string" calcext:value-type="string">
            <text:p>Otros gastos de nómin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050000</text:p>
          </table:table-cell>
          <table:table-cell office:value-type="string" calcext:value-type="string">
            <text:p>Gastos de correo y enví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00000</text:p>
          </table:table-cell>
          <table:table-cell office:value-type="string" calcext:value-type="string">
            <text:p>Impres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150000</text:p>
          </table:table-cell>
          <table:table-cell office:value-type="string" calcext:value-type="string">
            <text:p>Honorarios profesionales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00000</text:p>
          </table:table-cell>
          <table:table-cell office:value-type="string" calcext:value-type="string">
            <text:p>Reparaciones y mantenimiento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250000</text:p>
          </table:table-cell>
          <table:table-cell office:value-type="string" calcext:value-type="string">
            <text:p>Investigación y desarrollo</text:p>
          </table:table-cell>
          <table:table-cell office:value-type="string" calcext:value-type="string">
            <text:p>GASTOS OPERATIVOS@HONORARIOS PROFESIONALE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00000</text:p>
          </table:table-cell>
          <table:table-cell office:value-type="string" calcext:value-type="string">
            <text:p>Alquileres pagad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00</text:p>
          </table:table-cell>
          <table:table-cell office:value-type="string" calcext:value-type="string">
            <text:p>REMUNERACIONES Y BENEFICI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10</text:p>
          </table:table-cell>
          <table:table-cell office:value-type="string" calcext:value-type="string">
            <text:p>Sueldos y salarios básic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20</text:p>
          </table:table-cell>
          <table:table-cell office:value-type="string" calcext:value-type="string">
            <text:p>Horas extras y recarg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30</text:p>
          </table:table-cell>
          <table:table-cell office:value-type="string" calcext:value-type="string">
            <text:p>Comis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40</text:p>
          </table:table-cell>
          <table:table-cell office:value-type="string" calcext:value-type="string">
            <text:p>Bonificaciones e incentivo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50</text:p>
          </table:table-cell>
          <table:table-cell office:value-type="string" calcext:value-type="string">
            <text:p>Décimo tercer suel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60</text:p>
          </table:table-cell>
          <table:table-cell office:value-type="string" calcext:value-type="string">
            <text:p>Décimo cuarto suel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70</text:p>
          </table:table-cell>
          <table:table-cell office:value-type="string" calcext:value-type="string">
            <text:p>Vacacion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80</text:p>
          </table:table-cell>
          <table:table-cell office:value-type="string" calcext:value-type="string">
            <text:p>Fondo de cesantía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090</text:p>
          </table:table-cell>
          <table:table-cell office:value-type="string" calcext:value-type="string">
            <text:p>Aportes patronales IES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00</text:p>
          </table:table-cell>
          <table:table-cell office:value-type="string" calcext:value-type="string">
            <text:p>Indemnizaciones por despido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350110</text:p>
          </table:table-cell>
          <table:table-cell office:value-type="string" calcext:value-type="string">
            <text:p>Utilidades repartibles a trabajadores</text:p>
          </table:table-cell>
          <table:table-cell office:value-type="string" calcext:value-type="string">
            <text:p>GASTOS OPERATIVOS@GASTOS DE PERSONAL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00000</text:p>
          </table:table-cell>
          <table:table-cell office:value-type="string" calcext:value-type="string">
            <text:p>Suscripciones de software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450000</text:p>
          </table:table-cell>
          <table:table-cell office:value-type="string" calcext:value-type="string">
            <text:p>Papelería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00000</text:p>
          </table:table-cell>
          <table:table-cell office:value-type="string" calcext:value-type="string">
            <text:p>Suscripciones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550000</text:p>
          </table:table-cell>
          <table:table-cell office:value-type="string" calcext:value-type="string">
            <text:p>Teléfono e Internet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00000</text:p>
          </table:table-cell>
          <table:table-cell office:value-type="string" calcext:value-type="string">
            <text:p>Capacitación</text:p>
          </table:table-cell>
          <table:table-cell office:value-type="string" calcext:value-type="string">
            <text:p>GASTOS OPERATIVOS@GASTOS ADMINISTRATIV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7650000</text:p>
          </table:table-cell>
          <table:table-cell office:value-type="string" calcext:value-type="string">
            <text:p>Servicios públicos</text:p>
          </table:table-cell>
          <table:table-cell office:value-type="string" calcext:value-type="string">
            <text:p>GASTOS OPERATIVOS@ALQUILER Y SERVICIOS</text:p>
          </table:table-cell>
          <table:table-cell office:value-type="string" calcext:value-type="string">
            <text:p>GASTOS OPERATIVOS</text:p>
          </table:table-cell>
        </table:table-row>
        <table:table-row table:style-name="ro1">
          <table:table-cell office:value-type="string" calcext:value-type="string">
            <text:p>G8000000</text:p>
          </table:table-cell>
          <table:table-cell office:value-type="string" calcext:value-type="string">
            <text:p>Ganancia por venta de ac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10000</text:p>
          </table:table-cell>
          <table:table-cell office:value-type="string" calcext:value-type="string">
            <text:p>Ingresos por inversion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20000</text:p>
          </table:table-cell>
          <table:table-cell office:value-type="string" calcext:value-type="string">
            <text:p>Regalías recibida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30000</text:p>
          </table:table-cell>
          <table:table-cell office:value-type="string" calcext:value-type="string">
            <text:p>Ingresos por alquiler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40000</text:p>
          </table:table-cell>
          <table:table-cell office:value-type="string" calcext:value-type="string">
            <text:p>Ganancia por diferencia de cambio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50000</text:p>
          </table:table-cell>
          <table:table-cell office:value-type="string" calcext:value-type="string">
            <text:p>Ingresos por segur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60000</text:p>
          </table:table-cell>
          <table:table-cell office:value-type="string" calcext:value-type="string">
            <text:p>Arreglos legale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8070000</text:p>
          </table:table-cell>
          <table:table-cell office:value-type="string" calcext:value-type="string">
            <text:p>Otros ingresos no operativos</text:p>
          </table:table-cell>
          <table:table-cell table:number-columns-repeated="2" office:value-type="string" calcext:value-type="string">
            <text:p>INGRESOS NO OPERATIVOS</text:p>
          </table:table-cell>
        </table:table-row>
        <table:table-row table:style-name="ro1">
          <table:table-cell office:value-type="string" calcext:value-type="string">
            <text:p>G9000000</text:p>
          </table:table-cell>
          <table:table-cell office:value-type="string" calcext:value-type="string">
            <text:p>Pérdida por venta de activ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10000</text:p>
          </table:table-cell>
          <table:table-cell office:value-type="string" calcext:value-type="string">
            <text:p>Donaciones y contribucion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20000</text:p>
          </table:table-cell>
          <table:table-cell office:value-type="string" calcext:value-type="string">
            <text:p>Pérdida por diferencia de cambi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30000</text:p>
          </table:table-cell>
          <table:table-cell office:value-type="string" calcext:value-type="string">
            <text:p>Gastos de seguro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40000</text:p>
          </table:table-cell>
          <table:table-cell office:value-type="string" calcext:value-type="string">
            <text:p>Gastos por interese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9050000</text:p>
          </table:table-cell>
          <table:table-cell office:value-type="string" calcext:value-type="string">
            <text:p>Gastos de litigios</text:p>
          </table:table-cell>
          <table:table-cell table:number-columns-repeated="2" office:value-type="string" calcext:value-type="string">
            <text:p>GASTOS NO OPERATIVOS</text:p>
          </table:table-cell>
        </table:table-row>
        <table:table-row table:style-name="ro1">
          <table:table-cell office:value-type="string" calcext:value-type="string">
            <text:p>G2400000</text:p>
          </table:table-cell>
          <table:table-cell office:value-type="string" calcext:value-type="string">
            <text:p>IVA POR PAGAR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10</text:p>
          </table:table-cell>
          <table:table-cell office:value-type="string" calcext:value-type="string">
            <text:p>IVA débito fiscal (Ventas) - Tasa general (12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20</text:p>
          </table:table-cell>
          <table:table-cell office:value-type="string" calcext:value-type="string">
            <text:p>IVA débito fiscal (Ventas) - Tasa cero (Exportaciones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030</text:p>
          </table:table-cell>
          <table:table-cell office:value-type="string" calcext:value-type="string">
            <text:p>IVA débito fiscal (Ventas) - Exento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00</text:p>
          </table:table-cell>
          <table:table-cell office:value-type="string" calcext:value-type="string">
            <text:p>IVA crédito fiscal (Compras) - Tasa general (12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10</text:p>
          </table:table-cell>
          <table:table-cell office:value-type="string" calcext:value-type="string">
            <text:p>IVA crédito fiscal - Importaciones (12%)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T2400120</text:p>
          </table:table-cell>
          <table:table-cell office:value-type="string" calcext:value-type="string">
            <text:p>IVA crédito fiscal no deducible - Bienes exentos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  <table:table-row table:style-name="ro1">
          <table:table-cell office:value-type="string" calcext:value-type="string">
            <text:p>G2400500</text:p>
          </table:table-cell>
          <table:table-cell office:value-type="string" calcext:value-type="string">
            <text:p>PAGOS DE IVA AL SRI</text:p>
          </table:table-cell>
          <table:table-cell office:value-type="string" calcext:value-type="string">
            <text:p>PASIVO CORRIENTE@IMPUESTOS</text:p>
          </table:table-cell>
          <table:table-cell office:value-type="string" calcext:value-type="string">
            <text:p>PASIVO CORRIENTE</text:p>
          </table:table-cell>
        </table:table-row>
      </table:table>
      <table:named-expressions/>
      <table:database-ranges>
        <table:database-range table:name="__Anonymous_Sheet_DB__0" table:target-range-address="Chile.A2:Chile.D14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Argentina.A2:Argentina.D15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Ecuador.A3:Ecuador.D14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heet5.A2:Sheet5.D138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Sheet8.A2:Sheet8.D145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Sheet9.A1:Sheet9.D150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Sheet10.A2:Sheet10.D151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Sheet11.A3:Sheet11.D146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Sheet12.A3:Sheet12.D149" table:contains-header="false">
          <table:sort>
            <table:sort-by table:field-number="0" table:data-type="automatic"/>
          </table:sort>
        </table:database-range>
        <table:database-range table:name="__Anonymous_Sheet_DB__13" table:target-range-address="Sheet14.A3:Sheet14.D147" table:contains-header="false">
          <table:sort>
            <table:sort-by table:field-number="0" table:data-type="automatic"/>
          </table:sort>
        </table:database-range>
        <table:database-range table:name="__Anonymous_Sheet_DB__15" table:target-range-address="Sheet16.A3:Sheet16.E149" table:contains-header="false">
          <table:sort>
            <table:sort-by table:field-number="0" table:data-type="automatic"/>
          </table:sort>
        </table:database-range>
        <table:database-range table:name="__Anonymous_Sheet_DB__17" table:target-range-address="Sheet18.A3:Sheet18.D147" table:contains-header="false">
          <table:sort>
            <table:sort-by table:field-number="0" table:data-type="automatic"/>
          </table:sort>
        </table:database-range>
        <table:database-range table:name="__Anonymous_Sheet_DB__19" table:target-range-address="Sheet20.A3:Sheet20.D149" table:contains-header="false">
          <table:sort>
            <table:sort-by table:field-number="0" table:data-type="automatic"/>
          </table:sort>
        </table:database-range>
        <table:database-range table:name="__Anonymous_Sheet_DB__20" table:target-range-address="Sheet21.A2:Sheet21.A38" table:contains-header="false">
          <table:sort>
            <table:sort-by table:field-number="0" table:data-type="automatic"/>
          </table:sort>
        </table:database-range>
        <table:database-range table:name="__Anonymous_Sheet_DB__21" table:target-range-address="Sheet22.A3:Sheet22.D145" table:contains-header="false">
          <table:sort>
            <table:sort-by table:field-number="0" table:data-type="automatic"/>
          </table:sort>
        </table:database-range>
        <table:database-range table:name="__Anonymous_Sheet_DB__22" table:target-range-address="Sheet23.A2:Sheet23.B38" table:contains-header="false">
          <table:sort>
            <table:sort-by table:field-number="0" table:data-type="automatic"/>
          </table:sort>
        </table:database-range>
        <table:database-range table:name="__Anonymous_Sheet_DB__23" table:target-range-address="Sheet24.A3:Sheet24.D148" table:contains-header="false">
          <table:sort>
            <table:sort-by table:field-number="0" table:data-type="automatic"/>
          </table:sort>
        </table:database-range>
        <table:database-range table:name="__Anonymous_Sheet_DB__24" table:target-range-address="Sheet25.A3:Sheet25.D1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00/00/00</text:date>, <text:time style:data-style-name="N2" text:time-value="05:27:08.09412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1:31:04.470027200</meta:creation-date>
    <dc:date>2025-10-24T11:56:04.722999600</dc:date>
    <meta:editing-duration>P6DT4H52M15S</meta:editing-duration>
    <meta:editing-cycles>5</meta:editing-cycles>
    <meta:generator>LibreOffice/25.8.2.2$Windows_X86_64 LibreOffice_project/d401f2107ccab8f924a8e2df40f573aab7605b6f</meta:generator>
    <meta:document-statistic meta:table-count="25" meta:cell-count="12676" meta:object-count="0"/>
  </office:meta>
</office:document-meta>
</file>